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666666" draw:fill="solid" draw:fill-color="#eeeeee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.473cm" svg:height="5.348cm" svg:x="1.627cm" svg:y="0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4cm" svg:height="4.674cm" svg:x="1.3cm" svg:y="1.4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2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7cm" svg:y="19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7cm" svg:y="4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9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7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988cm" svg:y="20.1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4.089cm" svg:y="20.1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989cm" svg:y="51.069cm">
          <draw:text-box>
            <text:p><text:span text:style-name="T10">Hy under the hood</text:span></text:p>
          </draw:text-box>
        </draw:frame>
        <draw:frame draw:style-name="gr6" draw:text-style-name="P6" draw:layer="layout" svg:width="13.013cm" svg:height="8.63cm" svg:x="64.49cm" svg:y="51.07cm">
          <draw:text-box>
            <text:p><text:span text:style-name="T10">Other features of Hy</text:span></text:p>
          </draw:text-box>
        </draw:frame>
        <draw:custom-shape draw:style-name="gr7" draw:text-style-name="P1" draw:layer="layout" svg:width="115.1cm" svg:height="6.626cm" svg:x="1.7cm" svg:y="7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38.4cm" svg:height="5.585cm" svg:x="18.4cm" svg:y="20.043cm">
          <draw:text-box>
            <text:p><text:span text:style-name="T11">Hy is a Lisp dialect that converts its structure to Python.</text:span></text:p>
            <text:p><text:span text:style-name="T11">Trying Hy is as <text:s/>easy as </text:span><text:span text:style-name="T12">(print "hello world")</text:span><text:span text:style-name="T11">. </text:span></text:p>
            <text:p><text:span text:style-name="T13">Try Hy in your browser: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3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1" draw:text-style-name="P8" draw:layer="layout" svg:width="28.4cm" svg:height="15.491cm" svg:x="26.4cm" svg:y="25.309cm">
          <draw:text-box>
            <text:p text:style-name="P8"><text:span text:style-name="T15">For loop example:</text:span></text:p>
            <text:p text:style-name="P8"><text:span text:style-name="T16"/></text:p>
            <text:p text:style-name="P8"><text:span text:style-name="T12">=&gt; (for [i (range 6)]</text:span></text:p>
            <text:p text:style-name="P8"><text:span text:style-name="T12">... (print (+ "i equals " (str i))))</text:span></text:p>
            <text:p text:style-name="P8"><text:span text:style-name="T12">i equals 0</text:span></text:p>
            <text:p text:style-name="P8"><text:span text:style-name="T12">i equals 1</text:span></text:p>
            <text:p text:style-name="P8"><text:span text:style-name="T12">i equals 2</text:span></text:p>
            <text:p text:style-name="P8"><text:span text:style-name="T12">i equals 3</text:span></text:p>
            <text:p text:style-name="P8"><text:span text:style-name="T12">i equals 4</text:span></text:p>
            <text:p text:style-name="P8"><text:span text:style-name="T12">i equals 5</text:span></text:p>
          </draw:text-box>
        </draw:frame>
        <draw:frame draw:style-name="gr10" draw:layer="layout" svg:width="22cm" svg:height="7.871cm" svg:x="2.8cm" svg:y="32.929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presentation:notes draw:style-name="dp2">
          <draw:page-thumbnail draw:style-name="gr12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1T19:57:52.295602808</dc:date>
    <meta:editing-cycles>250</meta:editing-cycles>
    <meta:editing-duration>P2DT22H27M15S</meta:editing-duration>
    <meta:generator>LibreOffice/4.2.8.2$Linux_X86_64 LibreOffice_project/420m0$Build-2</meta:generator>
    <meta:document-statistic meta:object-count="44"/>
  </office:meta>
</office:document-meta>
</file>